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Traditional Nushu" svg:font-family="'Noto Traditional Nushu'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Horizontal_20_Line">
      <style:text-properties officeooo:rsid="00189f3b"/>
    </style:style>
    <style:style style:name="P2" style:family="paragraph" style:parent-style-name="Text_20_body">
      <style:text-properties officeooo:rsid="00189f3b" officeooo:paragraph-rsid="00189f3b"/>
    </style:style>
    <style:style style:name="P3" style:family="paragraph" style:parent-style-name="Text_20_body">
      <style:paragraph-properties fo:text-align="justify" style:justify-single-word="false"/>
      <style:text-properties officeooo:paragraph-rsid="00189f3b"/>
    </style:style>
    <style:style style:name="P4" style:family="paragraph" style:parent-style-name="Text_20_body">
      <style:paragraph-properties fo:text-align="justify" style:justify-single-word="false"/>
      <style:text-properties officeooo:paragraph-rsid="001b4e3d"/>
    </style:style>
    <style:style style:name="P5" style:family="paragraph" style:parent-style-name="Text_20_body">
      <style:paragraph-properties fo:text-align="start" style:justify-single-word="false"/>
      <style:text-properties officeooo:paragraph-rsid="001b4e3d"/>
    </style:style>
    <style:style style:name="P6" style:family="paragraph" style:parent-style-name="Preformatted_20_Text" style:list-style-name="L5"/>
    <style:style style:name="P7" style:family="paragraph" style:parent-style-name="Preformatted_20_Text" style:list-style-name="L5">
      <style:paragraph-properties fo:margin-top="0cm" fo:margin-bottom="0.499cm" style:contextual-spacing="false"/>
    </style:style>
    <style:style style:name="P8" style:family="paragraph" style:parent-style-name="Text_20_body">
      <style:paragraph-properties fo:text-align="justify" style:justify-single-word="false"/>
      <style:text-properties style:font-name="Ubuntu" officeooo:paragraph-rsid="001b4e3d"/>
    </style:style>
    <style:style style:name="P9" style:family="paragraph" style:parent-style-name="Text_20_body" style:list-style-name="L7">
      <style:paragraph-properties fo:text-align="justify" style:justify-single-word="false"/>
      <style:text-properties style:font-name="Ubuntu"/>
    </style:style>
    <style:style style:name="P10" style:family="paragraph" style:parent-style-name="Text_20_body" style:list-style-name="L1">
      <style:text-properties style:font-name="Ubuntu"/>
    </style:style>
    <style:style style:name="P11" style:family="paragraph" style:parent-style-name="Text_20_body" style:list-style-name="L1">
      <style:text-properties style:font-name="Ubuntu" officeooo:paragraph-rsid="001a00ab"/>
    </style:style>
    <style:style style:name="P12" style:family="paragraph" style:parent-style-name="Text_20_body" style:list-style-name="L1">
      <style:text-properties style:font-name="Ubuntu" officeooo:rsid="001b4e3d" officeooo:paragraph-rsid="001b4e3d"/>
    </style:style>
    <style:style style:name="P13" style:family="paragraph" style:parent-style-name="Text_20_body" style:list-style-name="L2">
      <style:text-properties style:font-name="Ubuntu"/>
    </style:style>
    <style:style style:name="P14" style:family="paragraph" style:parent-style-name="Text_20_body" style:list-style-name="L2">
      <style:text-properties style:font-name="Ubuntu" officeooo:paragraph-rsid="001b4e3d"/>
    </style:style>
    <style:style style:name="P15" style:family="paragraph" style:parent-style-name="Text_20_body" style:list-style-name="L3">
      <style:text-properties style:font-name="Ubuntu" officeooo:paragraph-rsid="001b4e3d"/>
    </style:style>
    <style:style style:name="P16" style:family="paragraph" style:parent-style-name="Text_20_body" style:list-style-name="L4">
      <style:text-properties style:font-name="Ubuntu"/>
    </style:style>
    <style:style style:name="P17" style:family="paragraph" style:parent-style-name="Text_20_body" style:list-style-name="L5">
      <style:text-properties style:font-name="Ubuntu"/>
    </style:style>
    <style:style style:name="P18" style:family="paragraph" style:parent-style-name="Text_20_body" style:list-style-name="L6">
      <style:text-properties style:font-name="Ubuntu" officeooo:rsid="00189f3b" officeooo:paragraph-rsid="00189f3b"/>
    </style:style>
    <style:style style:name="P19" style:family="paragraph" style:parent-style-name="Text_20_body" style:list-style-name="L7">
      <style:text-properties style:font-name="Ubuntu"/>
    </style:style>
    <style:style style:name="P20" style:family="paragraph" style:parent-style-name="Text_20_body" style:list-style-name="L7">
      <style:text-properties style:font-name="Ubuntu" officeooo:rsid="001c6c0d" officeooo:paragraph-rsid="001c6c0d"/>
    </style:style>
    <style:style style:name="P21" style:family="paragraph" style:parent-style-name="Text_20_body" style:list-style-name="L7">
      <style:text-properties style:font-name="Ubuntu" officeooo:rsid="001cd273" officeooo:paragraph-rsid="001cd273"/>
    </style:style>
    <style:style style:name="P22" style:family="paragraph" style:parent-style-name="Text_20_body" style:list-style-name="L1">
      <style:text-properties officeooo:paragraph-rsid="001a00ab"/>
    </style:style>
    <style:style style:name="P23" style:family="paragraph" style:parent-style-name="Text_20_body" style:list-style-name="L2"/>
    <style:style style:name="P24" style:family="paragraph" style:parent-style-name="Text_20_body" style:list-style-name="L2">
      <loext:graphic-properties draw:fill-gradient-name="gradient" draw:fill-hatch-name="hatch"/>
      <style:paragraph-properties fo:margin-top="0.275cm" fo:margin-bottom="0.247cm" style:contextual-spacing="false"/>
      <style:text-properties officeooo:paragraph-rsid="001b4e3d"/>
    </style:style>
    <style:style style:name="P25" style:family="paragraph" style:parent-style-name="Text_20_body" style:list-style-name="L3"/>
    <style:style style:name="P26" style:family="paragraph" style:parent-style-name="Text_20_body" style:list-style-name="L3">
      <loext:graphic-properties draw:fill-gradient-name="gradient" draw:fill-hatch-name="hatch"/>
      <style:paragraph-properties fo:margin-top="0.275cm" fo:margin-bottom="0.247cm" style:contextual-spacing="false"/>
      <style:text-properties officeooo:paragraph-rsid="001b4e3d"/>
    </style:style>
    <style:style style:name="P27" style:family="paragraph" style:parent-style-name="Text_20_body" style:list-style-name="L4"/>
    <style:style style:name="P28" style:family="paragraph" style:parent-style-name="Text_20_body" style:list-style-name="L5"/>
    <style:style style:name="P29" style:family="paragraph" style:parent-style-name="Text_20_body">
      <style:text-properties officeooo:paragraph-rsid="00189f3b"/>
    </style:style>
    <style:style style:name="P30" style:family="paragraph" style:parent-style-name="Text_20_body" style:list-style-name="L7">
      <style:paragraph-properties fo:text-align="justify" style:justify-single-word="false"/>
      <style:text-properties officeooo:paragraph-rsid="001cd273"/>
    </style:style>
    <style:style style:name="T1" style:family="text">
      <style:text-properties officeooo:rsid="00189f3b"/>
    </style:style>
    <style:style style:name="T2" style:family="text">
      <style:text-properties officeooo:rsid="001a00ab"/>
    </style:style>
    <style:style style:name="T3" style:family="text">
      <style:text-properties style:font-name="Ubuntu"/>
    </style:style>
    <style:style style:name="T4" style:family="text">
      <style:text-properties style:font-name="Ubuntu" officeooo:rsid="00189f3b"/>
    </style:style>
    <style:style style:name="T5" style:family="text">
      <style:text-properties style:font-name="Ubuntu" fo:font-weight="normal" style:font-weight-asian="normal" style:font-weight-complex="normal"/>
    </style:style>
    <style:style style:name="T6" style:family="text">
      <style:text-properties style:font-name="Ubuntu" fo:font-weight="normal" officeooo:rsid="001cd273" style:font-weight-asian="normal" style:font-weight-complex="normal"/>
    </style:style>
    <style:style style:name="T7" style:family="text">
      <style:text-properties style:font-name="Ubuntu" fo:font-weight="normal" officeooo:rsid="00189f3b" style:font-weight-asian="normal" style:font-weight-complex="normal"/>
    </style:style>
    <style:style style:name="T8" style:family="text">
      <style:text-properties style:font-name="Ubuntu" officeooo:rsid="001cd273"/>
    </style:style>
    <style:style style:name="T9" style:family="text">
      <style:text-properties style:font-name="Ubuntu" fo:font-weight="bold" officeooo:rsid="001cd273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3">Protocolo SNMP e Coleta de Informações no Cisco Packet Tracer</text:span></text:span></text:p>
      <text:p text:style-name="P4"><text:span text:style-name="Strong_20_Emphasis"><text:span text:style-name="T3"/></text:span></text:p>
      <text:p text:style-name="P5"><text:span text:style-name="Strong_20_Emphasis"><text:span text:style-name="T3">Objetivo da Aula</text:span></text:span></text:p>
      <text:p text:style-name="P8"><text:line-break/>Apresentar o funcionamento do protocolo SNMP (Simple Network Management Protocol), explicando seus conceitos fundamentais e demonstrando sua aplicação prática por meio da coleta de informações em um ambiente simulado no Cisco Packet Tracer.</text:p>
      <text:p text:style-name="P4"/>
      <text:p text:style-name="Text_20_body"><text:span text:style-name="Strong_20_Emphasis"><text:span text:style-name="T3">2. </text:span></text:span><text:span text:style-name="Strong_20_Emphasis"><text:span text:style-name="T4">Revisando</text:span></text:span><text:span text:style-name="Strong_20_Emphasis"><text:span text:style-name="T3"> o SNMP</text:span></text:span></text:p>
      <text:list text:style-name="L1">
        <text:list-item>
          <text:p text:style-name="P10">Componentes principais:</text:p>
          <text:list>
            <text:list-item>
              <text:p text:style-name="P10">Gerente (Manager)</text:p>
            </text:list-item>
            <text:list-item>
              <text:p text:style-name="P10">Agente (Agent)</text:p>
            </text:list-item>
            <text:list-item>
              <text:p text:style-name="P10">Banco de dados MIB (Management Information Base)</text:p>
            </text:list-item>
            <text:list-item>
              <text:p text:style-name="P10">OIDs (Object Identifiers)</text:p>
            </text:list-item>
          </text:list>
        </text:list-item>
        <text:list-item>
          <text:p text:style-name="P11">Versões do SNMP: v1, v2c e v3 (destaque para segurança na v3).</text:p>
          <text:p text:style-name="P12"/>
        </text:list-item>
        <text:list-item>
          <text:p text:style-name="P12">Operações do gerente:</text:p>
          <text:p text:style-name="P22"><text:span text:style-name="Strong_20_Emphasis"><text:span text:style-name="T5">GET (Consulta de um Objeto)</text:span></text:span></text:p>
        </text:list-item>
      </text:list>
      <text:list text:style-name="L2">
        <text:list-header>
          <text:p text:style-name="P23"><text:span text:style-name="T3">O </text:span><text:span text:style-name="Strong_20_Emphasis"><text:span text:style-name="T3">gerente SNMP</text:span></text:span><text:span text:style-name="T3"> solicita um valor específico de um </text:span><text:span text:style-name="Strong_20_Emphasis"><text:span text:style-name="T3">agente SNMP</text:span></text:span><text:span text:style-name="T3">.</text:span></text:p>
          <text:p text:style-name="P13">O agente responde com o valor do OID solicitado.</text:p>
          <text:p text:style-name="P14">Exemplo: Consultar o uptime do dispositivo.</text:p>
          <text:p text:style-name="P24"><text:span text:style-name="Strong_20_Emphasis"><text:span text:style-name="T5">SET (Modificação de um Objeto)</text:span></text:span></text:p>
        </text:list-header>
      </text:list>
      <text:list text:style-name="L3">
        <text:list-header>
          <text:p text:style-name="P25"><text:span text:style-name="T3">O </text:span><text:span text:style-name="Strong_20_Emphasis"><text:span text:style-name="T3">gerente SNMP</text:span></text:span><text:span text:style-name="T3"> altera um valor no dispositivo gerenciado.</text:span></text:p>
          <text:p text:style-name="P25"><text:span text:style-name="T3">Só funciona se a comunidade SNMP permitir escrita (exemplo: </text:span><text:span text:style-name="Source_20_Text"><text:span text:style-name="T3">private</text:span></text:span><text:span text:style-name="T3">).</text:span></text:p>
          <text:p text:style-name="P15">Exemplo: Alterar o nome do dispositivo.</text:p>
          <text:p text:style-name="P26"><text:span text:style-name="Strong_20_Emphasis"><text:span text:style-name="T5">GET BULK (Consulta de Múltiplos Objetos)</text:span></text:span></text:p>
        </text:list-header>
      </text:list>
      <text:list text:style-name="L4">
        <text:list-header>
          <text:p text:style-name="P27"><text:span text:style-name="T3">Disponível no </text:span><text:span text:style-name="Strong_20_Emphasis"><text:span text:style-name="T3">SNMP v2c e v3</text:span></text:span><text:span text:style-name="T3">.</text:span></text:p>
          <text:p text:style-name="P16">Permite recuperar várias informações de uma vez, otimizando a coleta de dados.</text:p>
          <text:p text:style-name="P16">Exemplo: Obter todas as interfaces do roteador.</text:p>
        </text:list-header>
      </text:list>
      <text:p text:style-name="P29"><text:soft-page-break/><text:span text:style-name="Strong_20_Emphasis"><text:span text:style-name="T3">3. Configuração do SNMP no Cisco Packet Tracer</text:span></text:span></text:p>
      <text:p text:style-name="P3"><text:span text:style-name="Strong_20_Emphasis"><text:span text:style-name="T3">Cenário:</text:span></text:span><text:span text:style-name="T3"> Criaremos, </text:span><text:span text:style-name="T4">inicialmente, </text:span><text:span text:style-name="T3">uma rede simples com um roteador, </text:span><text:span text:style-name="T4">um switch</text:span><text:span text:style-name="T3"> e </text:span><text:span text:style-name="T4">dois</text:span><text:span text:style-name="T3"> computador</text:span><text:span text:style-name="T4">es</text:span><text:span text:style-name="T3">, onde o roteador atuará como um dispositivo SNMP e </text:span><text:span text:style-name="T4">qualquer um dos PC</text:span><text:span text:style-name="T3"> como gerente de rede.</text:span></text:p>
      <text:p text:style-name="Text_20_body"><text:span text:style-name="Strong_20_Emphasis"><text:span text:style-name="T3">Passo a Passo:</text:span></text:span></text:p>
      <text:list xml:id="list70623302" text:style-name="L5">
        <text:list-item>
          <text:p text:style-name="P28"><text:span text:style-name="Strong_20_Emphasis"><text:span text:style-name="T3">Montagem do Cenário</text:span></text:span></text:p>
          <text:list>
            <text:list-item>
              <text:p text:style-name="P17">Adicionar um roteador, <text:span text:style-name="T1">um switch</text:span> e <text:span text:style-name="T1">dois</text:span> PC ao Packet Tracer.</text:p>
            </text:list-item>
            <text:list-item>
              <text:p text:style-name="P17">Conectar <text:span text:style-name="T1">os computadores ao switch e este ao roteador</text:span>.</text:p>
            </text:list-item>
            <text:list-item>
              <text:p text:style-name="P17">Configurar endereços IP:</text:p>
              <text:list>
                <text:list-item>
                  <text:p text:style-name="P17">Roteador: 192.168.1.1/24</text:p>
                </text:list-item>
                <text:list-item>
                  <text:p text:style-name="P17">PC<text:span text:style-name="T1">0</text:span>: 192.168.1.2/24</text:p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18">PC1: 192.168.1.3/24</text:p>
                </text:list-item>
              </text:list>
            </text:list-item>
          </text:list>
        </text:list-item>
      </text:list>
      <text:list text:continue-list="list70623302" text:style-name="L5">
        <text:list-item>
          <text:p text:style-name="P28"><text:span text:style-name="Strong_20_Emphasis"><text:span text:style-name="T3">Configuração do SNMP no Roteador</text:span></text:span></text:p>
          <text:list>
            <text:list-item>
              <text:p text:style-name="P17">Acessar o CLI do roteador e inserir os comandos:</text:p>
              <text:p text:style-name="P6"><text:span text:style-name="Source_20_Text"><text:span text:style-name="T3">enable</text:span></text:span></text:p>
              <text:p text:style-name="P6"><text:span text:style-name="Source_20_Text"><text:span text:style-name="T3">configure terminal</text:span></text:span></text:p>
              <text:p text:style-name="P6"><text:span text:style-name="Source_20_Text"><text:span text:style-name="T3">snmp-server community public RO</text:span></text:span></text:p>
              <text:p text:style-name="P6"><text:span text:style-name="Source_20_Text"><text:span text:style-name="T3">snmp-server community private RW</text:span></text:span></text:p>
              <text:p text:style-name="P7"><text:span text:style-name="Source_20_Text"><text:span text:style-name="T3">exit</text:span></text:span></text:p>
              <text:p text:style-name="P17">Explicação:</text:p>
              <text:list>
                <text:list-item>
                  <text:p text:style-name="P17">"public" define uma comunidade de leitura (Read-Only - RO).</text:p>
                </text:list-item>
                <text:list-item>
                  <text:p text:style-name="P17">"private" define uma comunidade de leitura e escrita (Read-Write - RW).</text:p>
                </text:list-item>
              </text:list>
            </text:list-item>
          </text:list>
        </text:list-item>
        <text:list-item>
          <text:p text:style-name="P28"><text:span text:style-name="Strong_20_Emphasis"><text:span text:style-name="T3">Configuração do Gerente SNMP no PC</text:span></text:span></text:p>
          <text:list>
            <text:list-item>
              <text:p text:style-name="P17">No Packet Tracer, acessar o PC &gt; Desktop &gt; MIB Browser.</text:p>
            </text:list-item>
            <text:list-item>
              <text:p text:style-name="P17">Inserir o endereço IP do roteador (192.168.1.1) e a comunidade "public".</text:p>
            </text:list-item>
            <text:list-item>
              <text:p text:style-name="P17">Realizar a consulta para verificar informações do roteador (exemplo: uptime do dispositivo).</text:p>
            </text:list-item>
          </text:list>
        </text:list-item>
        <text:list-item>
          <text:p text:style-name="P28"><text:span text:style-name="Strong_20_Emphasis"><text:span text:style-name="T3">Teste de Coleta de Informações</text:span></text:span></text:p>
          <text:list>
            <text:list-item>
              <text:p text:style-name="P17">No MIB Browser, navegar até um OID relevante (exemplo: sysUpTime.0).</text:p>
            </text:list-item>
            <text:list-item>
              <text:p text:style-name="P17">Executar a consulta SNMP e verificar os valores retornados.</text:p>
            </text:list-item>
          </text:list>
        </text:list-item>
      </text:list>
      <text:p text:style-name="Text_20_body"><text:soft-page-break/><text:span text:style-name="Strong_20_Emphasis"><text:span text:style-name="T3">Exercício Prático</text:span></text:span></text:p>
      <text:list text:style-name="L7">
        <text:list-item>
          <text:p text:style-name="P9"><text:span text:style-name="T1">Ampliar o cenário de rede da aula para </text:span><text:span text:style-name="T2">uma infraestrutura que contemple além dos equipamentos atuais e a rede local, outro roteador conectado ao primeiro (configurar rotas) e outra rede local conectada ao segundo roteador recém-adicionado. </text:span></text:p>
        </text:list-item>
        <text:list-item>
          <text:p text:style-name="P19">Alterar a configuração para a comunidade "private" e testar permissões de escrita.</text:p>
        </text:list-item>
        <text:list-item>
          <text:p text:style-name="P20">Para configurar rota você pode utilizar protocolo de roteamento dinâmico como RIP versão 2 ou OSPF (você deve ter aprendido nas aulas de Redes). </text:p>
        </text:list-item>
        <text:list-item>
          <text:p text:style-name="P20">Para ativar o RIP:</text:p>
          <text:list>
            <text:list-item>
              <text:p text:style-name="P20">Em modo de configuração global no roteador, execute os comandos abaixo:</text:p>
              <text:p text:style-name="P20">router rip</text:p>
              <text:p text:style-name="P20">version 2</text:p>
              <text:p text:style-name="P20">no auto summary</text:p>
              <text:p text:style-name="P21">network &lt;informar aqui o IP de cada rede onde o roteador está conectado&gt;</text:p>
            </text:list-item>
          </text:list>
        </text:list-item>
      </text:list>
      <text:p text:style-name="Text_20_body"><text:span text:style-name="Strong_20_Emphasis"><text:span text:style-name="T5"><text:tab/><text:tab/></text:span></text:span><text:span text:style-name="Strong_20_Emphasis"><text:span text:style-name="T6">do write (grava as configurações em nvram)</text:span></text:span></text:p>
      <text:list text:continue-numbering="true" text:style-name="L7">
        <text:list-item>
          <text:p text:style-name="P30"><text:span text:style-name="Strong_20_Emphasis"><text:span text:style-name="T7">Bu</text:span></text:span><text:span text:style-name="Strong_20_Emphasis"><text:span text:style-name="T6">s</text:span></text:span><text:span text:style-name="Strong_20_Emphasis"><text:span text:style-name="T7">car </text:span></text:span><text:span text:style-name="Strong_20_Emphasis"><text:span text:style-name="T6">informações sobre o outro roteador a partir do mesmo PC gerente (que você utilizou para o primeiro roteador).</text:span></text:span></text:p>
        </text:list-item>
        <text:list-item>
          <text:p text:style-name="P30"><text:span text:style-name="Strong_20_Emphasis"><text:span text:style-name="T6">Altere o nome de ambos os roteadores para praticar a operação “SET”. </text:span>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Traditional Nushu" svg:font-family="'Noto Traditional Nushu'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8T15:59:48.549066159</meta:creation-date>
    <dc:date>2025-03-28T21:18:26.636000000</dc:date>
    <meta:editing-duration>PT13M15S</meta:editing-duration>
    <meta:editing-cycles>2</meta:editing-cycles>
    <meta:generator>LibreOffice/24.2.7.2$Windows_X86_64 LibreOffice_project/ee3885777aa7032db5a9b65deec9457448a91162</meta:generator>
    <meta:print-date>2025-03-28T21:18:48.768000000</meta:print-date>
    <meta:printed-by>Arquivos PDF</meta:printed-by>
    <meta:document-statistic meta:table-count="0" meta:image-count="0" meta:object-count="0" meta:page-count="3" meta:paragraph-count="64" meta:word-count="560" meta:character-count="3272" meta:non-whitespace-character-count="2824"/>
  </office:meta>
</office:document-meta>
</file>